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2" style:family="paragraph" style:parent-style-name="Standard">
      <style:text-properties fo:color="#0000ff" style:font-name="Liberation Sans" fo:font-size="11pt" style:font-size-asian="11pt" style:font-size-complex="11pt"/>
    </style:style>
    <style:style style:name="P3" style:family="paragraph" style:parent-style-name="Standard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4" style:family="paragraph" style:parent-style-name="Standard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Standard"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7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Standard"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color="#0000ff" style:font-name="Liberation Sans" fo:font-size="10.5pt" style:font-size-asian="10.5pt" style:font-size-complex="10.5pt"/>
    </style:style>
    <style:style style:name="P10" style:family="paragraph" style:parent-style-name="Standard">
      <style:text-properties style:font-name="Liberation Sans" fo:font-size="10.5pt" style:font-size-asian="10.5pt" style:font-size-complex="10.5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color="#cc0000" style:font-name="Liberation Mono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color="#cc0000"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style:font-size-asian="10.5pt" style:font-size-complex="10.5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 fo:break-before="page"/>
      <style:text-properties fo:color="#0000ff"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cc0000" style:font-name="Liberation Mono" fo:font-size="9pt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cc0000" style:font-name="Liberation Mono" fo:font-size="9pt" fo:font-style="normal" fo:font-weight="bold" style:font-name-asian="Monospace" style:font-size-asian="9pt" style:font-style-asian="normal" style:font-weight-asian="bold" style:font-name-complex="Monospace" style:font-size-complex="9pt" style:font-style-complex="normal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font-size-asian="10.5pt" style:font-size-complex="10.5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fo:color="#0000ff" style:font-name="Liberation Sans" fo:font-size="10.5pt" style:font-size-asian="10.5pt" style:font-size-complex="10.5pt"/>
    </style:style>
    <style:style style:name="P27" style:family="paragraph" style:parent-style-name="Standard" style:list-style-name="L1">
      <style:text-properties fo:color="#0000ff" style:font-name="Liberation Sans" fo:font-size="10.5pt" style:font-size-asian="10.5pt" style:font-size-complex="10.5pt"/>
    </style:style>
    <style:style style:name="P28" style:family="paragraph" style:parent-style-name="Standard" style:list-style-name="L2"/>
    <style:style style:name="P29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style="normal" fo:font-weight="bold" style:font-name-asian="Monospace" style:font-size-asian="9pt" style:font-style-asian="normal" style:font-weight-asian="bold" style:font-name-complex="Monospace" style:font-size-complex="9pt" style:font-style-complex="normal" style:font-weight-complex="bol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color="#000080" style:font-name="Liberation Sans"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style="normal" fo:font-weight="bold" style:font-name-asian="Monospace" style:font-size-asian="9pt" style:font-style-asian="normal" style:font-weight-asian="bold" style:font-name-complex="Monospace" style:font-size-complex="9pt" style:font-style-complex="normal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T4" style:family="text">
      <style:text-properties fo:color="#0000ff" style:font-name="Liberation Sans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style:font-name-asian="Monospace" style:font-name-complex="Monospace"/>
    </style:style>
    <style:style style:name="T6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c0000" style:font-name="Liberation Mono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8" style:family="text">
      <style:text-properties fo:color="#cc0000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color="#cc0000"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cc0000"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cc0000" style:font-name="Liberation Mono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c0000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80" style:font-name="Liberation Mon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80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000080"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000080"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80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80" style:font-name="Liberation Mono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0" style:family="text">
      <style:text-properties fo:color="#00008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 Class</text:p>
      <text:p text:style-name="P2"/>
      <text:p text:style-name="P2">The purpose of the static Error class is to provide <text:span text:style-name="T5">custom error codes and associated messages, and utility methods to access them, from anywhere within the software project.</text:span></text:p>
      <text:p text:style-name="P3"/>
      <text:p text:style-name="P4">Design criteria and considerations</text:p>
      <text:p text:style-name="P6"/>
      <text:p text:style-name="P7">Among the design considerations are</text:p>
      <text:p text:style-name="P7"/>
      <text:list xml:id="list791739304" text:style-name="L1">
        <text:list-item>
          <text:p text:style-name="P27">The Error class should not be dependent on any other (userland) class or function;</text:p>
        </text:list-item>
        <text:list-item>
          <text:p text:style-name="P27">It should include a minimal number of utility methods and properties;</text:p>
        </text:list-item>
        <text:list-item>
          <text:p text:style-name="P27">Error messages should be addressed by an integer code;</text:p>
        </text:list-item>
        <text:list-item>
          <text:p text:style-name="P27">Error codes should be addressed by a string 'name'. <text:s/>A look-up function for converting the 'name' to an actual code must be provided;</text:p>
        </text:list-item>
        <text:list-item>
          <text:p text:style-name="P27">A registration function should be provided to allow creation of a new error code and associated message. <text:s/>The method should automatically assign the next error code and return its value;</text:p>
        </text:list-item>
        <text:list-item>
          <text:p text:style-name="P27">Existing error codes and their associated message can be modified at run time; <text:s/></text:p>
        </text:list-item>
      </text:list>
      <text:p text:style-name="P9"/>
      <text:p text:style-name="P9">The error codes will be stored in an associative array with the error code name as the array key and the associated error number as the value. <text:s/>A separate array will be used to store the error messages. <text:s/>The error code assigned to the error code name will be used as the key to find the associated error message in the error message array.</text:p>
      <text:p text:style-name="P9"/>
      <text:p text:style-name="P10"><text:span text:style-name="T1">A public static class method, </text:span><text:span text:style-name="T13">code</text:span><text:span text:style-name="T1">, will be used to look-up either the error code value given the error code name, or the error code name given the error code value.</text:span></text:p>
      <text:p text:style-name="P9"/>
      <text:p text:style-name="P10"><text:span text:style-name="T1">A public static class method, </text:span><text:span text:style-name="T13">message</text:span><text:span text:style-name="T1">, will be used to look-up the error message given either the error code value or the error code name.</text:span></text:p>
      <text:p text:style-name="P9"/>
      <text:p text:style-name="P10"><text:span text:style-name="T1">A public static class method, </text:span><text:span text:style-name="T13">register</text:span><text:span text:style-name="T1">, will be used to assign new error code names and associated messages, or to modify an existing error code name's associated message.</text:span></text:p>
      <text:p text:style-name="P9"/>
      <text:p text:style-name="P10"><text:span text:style-name="T1">A public static class method, </text:span><text:span text:style-name="T13">nextError</text:span><text:span text:style-name="T1">, allows querying of the next available error code for automatic assignment.</text:span></text:p>
      <text:p text:style-name="P9"/>
      <text:p text:style-name="P5">Coding</text:p>
      <text:p text:style-name="P9"/>
      <text:p text:style-name="P9">The class will require the use of two static array variables:</text:p>
      <text:p text:style-name="P11"><text:span text:style-name="T15">$errors</text:span><text:span text:style-name="T6"><text:tab/></text:span><text:span text:style-name="T1"><text:tab/><text:tab/>To contain the error code name to error code values</text:span></text:p>
      <text:p text:style-name="P11"><text:span text:style-name="T15">$errorMessage</text:span><text:span text:style-name="T6"><text:tab/></text:span><text:span text:style-name="T1"><text:tab/>To contain the error code value to error message values</text:span></text:p>
      <text:p text:style-name="P21"/>
      <text:p text:style-name="P21">The static arrays will be initialized with a minimal amount of information to begin, but will be added to as new errors are added to library classes:</text:p>
      <text:p text:style-name="P21"/>
      <text:p text:style-name="P29">private static $errors = array('NoError' =&gt; 0);</text:p>
      <text:p text:style-name="P29">private static $errorMessages = array( 0 =&gt; 'No errors.');</text:p>
      <text:p text:style-name="P21"/>
      <text:p text:style-name="P18"><text:span text:style-name="T1">A static integer variable, </text:span><text:span text:style-name="T15">$nextError</text:span><text:span text:style-name="T1"> <text:s/>will be used to manage the next available error code value. <text:s/>It will be initialized to a number large enough to not conflict with the built-in error codes:</text:span></text:p>
      <text:p text:style-name="P21"/>
      <text:p text:style-name="P29">private static $nextError = 500;</text:p>
      <text:p text:style-name="P21"/>
      <text:p text:style-name="P21">A value of 500 should leave a lot of room for expansion of the built-in error codes without danger of a collision</text:p>
      <text:p text:style-name="P21"/>
      <text:p text:style-name="P17">code</text:p>
      <text:p text:style-name="P14"/>
      <text:p text:style-name="P11"><text:span text:style-name="T1">The code for the </text:span><text:span text:style-name="T13">code</text:span><text:span text:style-name="T1"> method is rather simple:</text:span></text:p>
      <text:p text:style-name="P15"/>
      <text:p text:style-name="P29">/**</text:p>
      <text:p text:style-name="P35"><text:tab/> * code</text:p>
      <text:p text:style-name="P35"><text:tab/> *</text:p>
      <text:p text:style-name="P35"><text:tab/> * get error code from the error name, or error name from the error code</text:p>
      <text:p text:style-name="P35"><text:tab/> * @param <text:s/>string $errorName <text:s text:c="4"/>= registered error name or code</text:p>
      <text:p text:style-name="P35"><text:tab/> * @return string|integer $error = error name, error code or null if not found</text:p>
      <text:p text:style-name="P35"><text:tab/> */</text:p>
      <text:p text:style-name="P35"><text:tab/>public static function code($errorName)</text:p>
      <text:p text:style-name="P35"><text:tab/>{</text:p>
      <text:p text:style-name="P35"><text:tab/><text:tab/>if (is_numeric($errorName) &amp;&amp; </text:p>
      <text:p text:style-name="P35"><text:tab/><text:tab/> <text:s text:c="3"/>($key = array_search($errorName, static::$errors)))</text:p>
      <text:p text:style-name="P35"><text:tab/><text:tab/>{</text:p>
      <text:p text:style-name="P35"><text:tab/><text:tab/><text:tab/>return $key;</text:p>
      <text:p text:style-name="P35"><text:tab/><text:tab/>}</text:p>
      <text:p text:style-name="P35"/>
      <text:p text:style-name="P35"><text:tab/><text:tab/>if (! array_key_exists($errorName, static::$errors))</text:p>
      <text:p text:style-name="P35"><text:tab/><text:tab/>{</text:p>
      <text:p text:style-name="P35"><text:tab/><text:tab/><text:tab/>return null;</text:p>
      <text:p text:style-name="P35"><text:tab/><text:tab/>}</text:p>
      <text:p text:style-name="P35"/>
      <text:p text:style-name="P35"><text:tab/><text:tab/>return static::$errors[$errorName];</text:p>
      <text:p text:style-name="P35"><text:tab/>}</text:p>
      <text:p text:style-name="P33"/>
      <text:p text:style-name="P11"><text:span text:style-name="T1">As can be seen by the method's declaration, a single variable, </text:span><text:span text:style-name="T16">$errorName</text:span><text:span text:style-name="T1">, is expected as a parameter. <text:s/>If </text:span><text:span text:style-name="T17">$errorName</text:span><text:span text:style-name="T1"> is a numeric value and that value exists as a value in the array, the associated key (i.e. - </text:span><text:span text:style-name="T17">$errorName</text:span><text:span text:style-name="T1">) is returned.</text:span></text:p>
      <text:p text:style-name="P14"/>
      <text:p text:style-name="P11"><text:span text:style-name="T1">If the parameter is not a numeric value, and it does not exist in the </text:span><text:span text:style-name="T17">$errors</text:span><text:span text:style-name="T1"> array, a </text:span><text:span text:style-name="T17">null</text:span><text:span text:style-name="T1"> value is returned, indicating that the value could not be found. <text:s/>Since a value of </text:span><text:span text:style-name="T17">0</text:span><text:span text:style-name="T1"> is a possible return value, the </text:span><text:span text:style-name="T17">null</text:span><text:span text:style-name="T10"> </text:span><text:span text:style-name="T1">value should be explicitly checked for, using the </text:span><text:span text:style-name="T20">===</text:span><text:span text:style-name="T2"> </text:span><text:span text:style-name="T1">form of equality comparison.</text:span></text:p>
      <text:p text:style-name="P14"/>
      <text:p text:style-name="P11"><text:span text:style-name="T1">Otherwise, the error code value stored in the </text:span><text:span text:style-name="T17">$errors</text:span><text:span text:style-name="T1"> array is returned.</text:span></text:p>
      <text:p text:style-name="P14"/>
      <text:p text:style-name="P16">message</text:p>
      <text:p text:style-name="P14"/>
      <text:p text:style-name="P14">The coding for the public static method message is:</text:p>
      <text:p text:style-name="P14"/>
      <text:p text:style-name="P30">/**</text:p>
      <text:p text:style-name="P35"><text:tab/> * message</text:p>
      <text:p text:style-name="P35"><text:tab/> *</text:p>
      <text:p text:style-name="P35"><text:tab/> * Look-up an error message by name or by number</text:p>
      <text:p text:style-name="P35"><text:tab/> * @param <text:s/>string|integer $errorName = registered error name or number</text:p>
      <text:p text:style-name="P35"><text:tab/> * @return string $Message = registered error Message</text:p>
      <text:p text:style-name="P35"><text:tab/> */</text:p>
      <text:p text:style-name="P35"><text:tab/>public static function message($errorName)</text:p>
      <text:p text:style-name="P35"><text:tab/>{</text:p>
      <text:p text:style-name="P35"><text:tab/><text:tab/>if (is_numeric($errorName) &amp;&amp; </text:p>
      <text:p text:style-name="P35"><text:tab/><text:tab/> <text:s text:c="3"/>array_key_exists($errorName, static::$errorMessage))</text:p>
      <text:p text:style-name="P35"><text:tab/><text:tab/>{</text:p>
      <text:p text:style-name="P35"><text:tab/><text:tab/><text:tab/>return static::$errorMessage[$errorName];</text:p>
      <text:p text:style-name="P35"><text:tab/><text:tab/>}</text:p>
      <text:p text:style-name="P35"/>
      <text:p text:style-name="P35"><text:tab/><text:tab/>if (! array_key_exists($errorName, static::$errors))</text:p>
      <text:p text:style-name="P35"><text:tab/><text:tab/>{</text:p>
      <text:p text:style-name="P35"><text:tab/><text:tab/><text:tab/>return sprintf("Unknown error name: %s", $errorName);</text:p>
      <text:p text:style-name="P35"><text:tab/><text:tab/>}</text:p>
      <text:p text:style-name="P35"><text:tab/><text:tab/>return static::$errorMessage[static::$errors[$errorName]];</text:p>
      <text:p text:style-name="P35"><text:tab/>}</text:p>
      <text:p text:style-name="P19"><text:soft-page-break/></text:p>
      <text:p text:style-name="P11"><text:span text:style-name="T1">As with the </text:span><text:span text:style-name="T17">code</text:span><text:span text:style-name="T1"> method, the single parameter to this method may be either an integer value, or a string containing the error code name to be used to index the </text:span><text:span text:style-name="T15">$errorMessages</text:span><text:span text:style-name="T1"> array. <text:s/>If the parameter is an integer, and the integer contains a valid array key, the associated string message from the </text:span><text:span text:style-name="T15">$errorMessages</text:span><text:span text:style-name="T1"> array is returned.</text:span></text:p>
      <text:p text:style-name="P14"/>
      <text:p text:style-name="P11"><text:span text:style-name="T1">The parameter is then checked for existence in the error code array. <text:s/>If it is not found, then a string containing the message '</text:span><text:span text:style-name="T17">Unknown error name:</text:span><text:span text:style-name="T1"> ' followed by the value of the parameter, is returned.</text:span></text:p>
      <text:p text:style-name="P14"/>
      <text:p text:style-name="P11"><text:span text:style-name="T1">Otherwise, the string value associated with the error code value is returned from the </text:span><text:span text:style-name="T15">$errorMessage</text:span><text:span text:style-name="T1"> array.</text:span></text:p>
      <text:p text:style-name="P14"/>
      <text:p text:style-name="P16">register</text:p>
      <text:p text:style-name="P21"/>
      <text:p text:style-name="P11"><text:span text:style-name="T1">The </text:span><text:span text:style-name="T19">register</text:span><text:span text:style-name="T1"> method allows for the addition of new, or modification of existing, error code names and associated error code messages to the two error arrays:</text:span></text:p>
      <text:p text:style-name="P14"/>
      <text:p text:style-name="P32">/**</text:p>
      <text:p text:style-name="P36"><text:tab/> * register</text:p>
      <text:p text:style-name="P36"><text:tab/> *</text:p>
      <text:p text:style-name="P36"><text:tab/> * Register an error Message</text:p>
      <text:p text:style-name="P36"><text:tab/> * @param string $errorName = a name to refer to the error by</text:p>
      <text:p text:style-name="P36"><text:tab/> * @param string $message <text:s text:c="2"/>= error Message to register</text:p>
      <text:p text:style-name="P36"><text:tab/> * @param boolean $replace <text:s/>= (optional) allow existing error Message to be replaced </text:p>
      <text:p text:style-name="P36"><text:tab/> *<text:tab/><text:tab/><text:tab/><text:tab/> <text:s text:c="3"/>if true, defaults to false</text:p>
      <text:p text:style-name="P36"><text:tab/> * @return integer|boolean $error = error number assigned to the Message, or false</text:p>
      <text:p text:style-name="P36"><text:tab/> */</text:p>
      <text:p text:style-name="P36"><text:tab/>public static function register($errorName, $message, $replace=false)</text:p>
      <text:p text:style-name="P36"><text:tab/>{</text:p>
      <text:p text:style-name="P36"><text:tab/><text:tab/>if (array_key_exists($errorName, static::$errors))</text:p>
      <text:p text:style-name="P36"><text:tab/><text:tab/>{</text:p>
      <text:p text:style-name="P36"><text:tab/><text:tab/><text:tab/>if (! $replace)</text:p>
      <text:p text:style-name="P36"><text:tab/><text:tab/><text:tab/>{</text:p>
      <text:p text:style-name="P36"><text:tab/><text:tab/><text:tab/><text:tab/>return false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static::$errors[$errorName] = static::$nextError++;</text:p>
      <text:p text:style-name="P36"><text:tab/><text:tab/>}</text:p>
      <text:p text:style-name="P36"/>
      <text:p text:style-name="P36"><text:tab/><text:tab/>static::$errorMessage[static::$errors[$errorName]] = $message;</text:p>
      <text:p text:style-name="P36"/>
      <text:p text:style-name="P36"><text:tab/><text:tab/>return static::$errors[$errorName];</text:p>
      <text:p text:style-name="P36"><text:tab/>}</text:p>
      <text:p text:style-name="P20"/>
      <text:p text:style-name="P13"/>
      <text:p text:style-name="P11"><text:span text:style-name="T1">The </text:span><text:span text:style-name="T15">register</text:span><text:span text:style-name="T1"> method expects two mandatory parameters:</text:span></text:p>
      <text:p text:style-name="P14"/>
      <text:p text:style-name="P25"><text:span text:style-name="T15">$errorName</text:span><text:span text:style-name="T1"> <text:tab/>Contains a new error name, or an exiting error name to modify</text:span></text:p>
      <text:p text:style-name="P25"><text:span text:style-name="T15">$message</text:span><text:span text:style-name="T1"><text:tab/>An error message to associate with </text:span><text:span text:style-name="T15">$errorName</text:span></text:p>
      <text:p text:style-name="P26"/>
      <text:p text:style-name="P14"><text:s/>and a single optional parameter:</text:p>
      <text:p text:style-name="P14"/>
      <text:p text:style-name="P25"><text:span text:style-name="T15">$replace</text:span><text:span text:style-name="T1"><text:tab/>set to true, allows replacing the message for an existing error name</text:span></text:p>
      <text:p text:style-name="P26"/>
      <text:p text:style-name="P11"><text:span text:style-name="T1">If </text:span><text:span text:style-name="T15">$errorName</text:span><text:span text:style-name="T1"> already exists and the boolean parameter </text:span><text:span text:style-name="T15">$replace</text:span><text:span text:style-name="T1"> is false (default), a value of false is returned, indicating that the value already exists and cannot be modified.</text:span></text:p>
      <text:p text:style-name="P21"/>
      <text:p text:style-name="P11"><text:soft-page-break/><text:span text:style-name="T1">If the value in </text:span><text:span text:style-name="T15">$errorName</text:span><text:span text:style-name="T1"> does not exist as a key to </text:span><text:span text:style-name="T15">$errors</text:span><text:span text:style-name="T1">, the new error name is added to </text:span><text:span text:style-name="T15">$errors</text:span><text:span text:style-name="T1"> at the next available error value, and the value in </text:span><text:span text:style-name="T15">$message</text:span><text:span text:style-name="T1"> is added at the new error code value assigned to </text:span><text:span text:style-name="T15">$errorName</text:span><text:span text:style-name="T1">.</text:span></text:p>
      <text:p text:style-name="P14"/>
      <text:p text:style-name="P11"><text:span text:style-name="T1">Finally, the error code value for </text:span><text:span text:style-name="T15">$errorName</text:span><text:span text:style-name="T1"> in </text:span><text:span text:style-name="T15">$errors</text:span><text:span text:style-name="T1"> is returned.</text:span></text:p>
      <text:p text:style-name="P14"/>
      <text:p text:style-name="P16">nextError</text:p>
      <text:p text:style-name="P21"/>
      <text:p text:style-name="P11"><text:span text:style-name="T1">The </text:span><text:span text:style-name="T15">nextError</text:span><text:span text:style-name="T8"> </text:span><text:span text:style-name="T1">method allows querying of the current value of </text:span><text:span text:style-name="T15">$nextError</text:span><text:span text:style-name="T1">:</text:span></text:p>
      <text:p text:style-name="P21"/>
      <text:p text:style-name="P30">/**</text:p>
      <text:p text:style-name="P31"><text:s/>* nextError</text:p>
      <text:p text:style-name="P31"><text:s/>*</text:p>
      <text:p text:style-name="P31"><text:s/>* get the next error number</text:p>
      <text:p text:style-name="P31"><text:s/>* @return integer $nextError = next error number</text:p>
      <text:p text:style-name="P31"><text:s/>*/</text:p>
      <text:p text:style-name="P31">public static function nextError()</text:p>
      <text:p text:style-name="P31">{</text:p>
      <text:p text:style-name="P31"><text:tab/>return static::$nextError;</text:p>
      <text:p text:style-name="P31">}</text:p>
      <text:p text:style-name="P12"/>
      <text:p text:style-name="P21"/>
      <text:p text:style-name="P24">Example(s)</text:p>
      <text:p text:style-name="P22"/>
      <text:p text:style-name="P22"/>
      <text:p text:style-name="P24">Source Listing</text:p>
      <text:p text:style-name="P22"/>
      <text:p text:style-name="P22">The complete class listing for the Error library class, as documented above.</text:p>
      <text:p text:style-name="P22"/>
      <text:p text:style-name="P22">Additional code:</text:p>
      <text:list xml:id="list965057307" text:style-name="L2">
        <text:list-item>
          <text:p text:style-name="P28"><text:span text:style-name="T3">The namespace for the library project is </text:span><text:span text:style-name="T4">Library</text:span><text:span text:style-name="T3">;</text:span></text:p>
        </text:list-item>
      </text:list>
      <text:p text:style-name="P8"/>
      <text:p text:style-name="P22"/>
      <text:p text:style-name="P34">&lt;?php</text:p>
      <text:p text:style-name="P31">namespace Library;</text:p>
      <text:p text:style-name="P31"/>
      <text:p text:style-name="P31">/*</text:p>
      <text:p text:style-name="P31"><text:s/>*<text:tab/><text:tab/>Error is copyright © 2012. EarthWalk Software.</text:p>
      <text:p text:style-name="P31"><text:s/>* <text:tab/><text:tab/>Licensed under the Academic Free License version 3.0</text:p>
      <text:p text:style-name="P31"><text:s/>* <text:tab/><text:tab/>Refer to the file named License.txt provided with the source, </text:p>
      <text:p text:style-name="P31"><text:s/>*<text:tab/><text:tab/>or from http://opensource.org/licenses/academic.php</text:p>
      <text:p text:style-name="P31">*/</text:p>
      <text:p text:style-name="P31">/**</text:p>
      <text:p text:style-name="P31"><text:s/>* Error.</text:p>
      <text:p text:style-name="P31"><text:s/>*</text:p>
      <text:p text:style-name="P31"><text:s/>* The Error static class provides custom error codes and associated messages, </text:p>
      <text:p text:style-name="P31"><text:s/>* <text:s text:c="4"/>and utility methods to access them.</text:p>
      <text:p text:style-name="P31"><text:s/>* @author Jay Wheeler</text:p>
      <text:p text:style-name="P31"><text:s/>* @version 1.0</text:p>
      <text:p text:style-name="P31"><text:s/>* @copyright © 2012 EarthWalk Software.</text:p>
      <text:p text:style-name="P31"><text:s/>* @license Licensed under the Academic Free License version 3.0.</text:p>
      <text:p text:style-name="P31"><text:s/>* @package Library</text:p>
      <text:p text:style-name="P31"><text:s/>* @subpackage Error</text:p>
      <text:p text:style-name="P31"><text:s/>*/</text:p>
      <text:p text:style-name="P31">class Error</text:p>
      <text:p text:style-name="P31">{</text:p>
      <text:p text:style-name="P31"><text:tab/>/**</text:p>
      <text:p text:style-name="P31"><text:tab/> * errors</text:p>
      <text:p text:style-name="P31"><text:tab/> *</text:p>
      <text:p text:style-name="P31"><text:tab/> * Error name to error number mapping array</text:p>
      <text:p text:style-name="P31"><text:tab/> * @var array $errors</text:p>
      <text:p text:style-name="P31"><text:tab/> */</text:p>
      <text:p text:style-name="P31"><text:tab/>private static $errors = array('NoError' =&gt; <text:s text:c="2"/>0,</text:p>
      <text:p text:style-name="P31"><text:tab/><text:tab/><text:tab/><text:tab/><text:tab/> <text:s text:c="3"/>);</text:p>
      <text:p text:style-name="P31"><text:tab/>/**</text:p>
      <text:p text:style-name="P31"><text:tab/> * errorMessage</text:p>
      <text:p text:style-name="P31"><text:tab/> *</text:p>
      <text:p text:style-name="P31"><text:tab/> * Array of registered error Messages</text:p>
      <text:p text:style-name="P31"><text:tab/> * @var array $errorMessage</text:p>
      <text:p text:style-name="P31"><text:tab/> */</text:p>
      <text:p text:style-name="P31"><text:tab/>private<text:tab/>static $errorMessage = array( 0 =&gt; 'No error.',</text:p>
      <text:p text:style-name="P31"><text:tab/><text:tab/><text:tab/><text:tab/><text:tab/><text:tab/><text:tab/> <text:s/>);</text:p>
      <text:p text:style-name="P31"><text:tab/>/**</text:p>
      <text:p text:style-name="P31"><text:tab/> * nextError</text:p>
      <text:p text:style-name="P31"><text:tab/> *</text:p>
      <text:p text:style-name="P31"><text:tab/> * The next error number to assign</text:p>
      <text:p text:style-name="P31"><text:tab/> * @var integer $nextError</text:p>
      <text:p text:style-name="P31"><text:tab/> */</text:p>
      <text:p text:style-name="P31"><text:tab/>private static $nextError = 500;</text:p>
      <text:p text:style-name="P31"/>
      <text:p text:style-name="P31"><text:tab/>/**</text:p>
      <text:p text:style-name="P31"><text:tab/> * register</text:p>
      <text:p text:style-name="P31"><text:tab/> *</text:p>
      <text:p text:style-name="P31"><text:tab/> * Register an error Message</text:p>
      <text:p text:style-name="P31"><text:tab/> * @param string $errorName = a name to refer to the error by</text:p>
      <text:p text:style-name="P31"><text:tab/> * @param string $message <text:s text:c="2"/>= error Message to register</text:p>
      <text:p text:style-name="P31"><text:tab/> * @param boolean $replace <text:s/>= (optional) allow existing error Message to be <text:tab/> <text:tab/> * <text:s text:c="27"/>replaced if true, defaults to false</text:p>
      <text:p text:style-name="P31"><text:tab/> * @return integer|boolean $error = error number assigned to the Message, </text:p>
      <text:p text:style-name="P31"><text:s text:c="8"/>* <text:s text:c="24"/>false = unable to replace existing Message</text:p>
      <text:p text:style-name="P31"><text:tab/> */</text:p>
      <text:p text:style-name="P31"><text:tab/>public static function register($errorName, $message, $replace=false)</text:p>
      <text:p text:style-name="P31"><text:tab/>{</text:p>
      <text:p text:style-name="P31"><text:tab/><text:tab/>if (array_key_exists($errorName, static::$errors))</text:p>
      <text:p text:style-name="P31"><text:tab/><text:tab/>{</text:p>
      <text:p text:style-name="P31"><text:tab/><text:tab/><text:tab/>if (! $replace)</text:p>
      <text:p text:style-name="P31"><text:tab/><text:tab/><text:tab/>{</text:p>
      <text:p text:style-name="P31"><text:tab/><text:tab/><text:tab/><text:tab/>return false;</text:p>
      <text:p text:style-name="P31"><text:tab/><text:tab/><text:tab/>}</text:p>
      <text:p text:style-name="P31"><text:soft-page-break/><text:tab/><text:tab/>}</text:p>
      <text:p text:style-name="P31"><text:tab/><text:tab/>else</text:p>
      <text:p text:style-name="P31"><text:tab/><text:tab/>{</text:p>
      <text:p text:style-name="P31"><text:tab/><text:tab/><text:tab/>static::$errors[$errorName] = static::$nextError++;</text:p>
      <text:p text:style-name="P31"><text:tab/><text:tab/>}</text:p>
      <text:p text:style-name="P31"/>
      <text:p text:style-name="P31"><text:tab/><text:tab/>static::$errorMessage[static::$errors[$errorName]] = $message;</text:p>
      <text:p text:style-name="P31"/>
      <text:p text:style-name="P31"><text:tab/><text:tab/>return static::$errors[$errorName];</text:p>
      <text:p text:style-name="P31"><text:tab/>}</text:p>
      <text:p text:style-name="P31"/>
      <text:p text:style-name="P31"><text:tab/>/**</text:p>
      <text:p text:style-name="P31"><text:tab/> * message</text:p>
      <text:p text:style-name="P31"><text:tab/> *</text:p>
      <text:p text:style-name="P31"><text:tab/> * Look-up an error message by name or by number</text:p>
      <text:p text:style-name="P31"><text:tab/> * @param <text:s/>string|integer $errorName = registered error name or number</text:p>
      <text:p text:style-name="P31"><text:tab/> * @return string $Message = registered error Message</text:p>
      <text:p text:style-name="P31"><text:tab/> */</text:p>
      <text:p text:style-name="P31"><text:tab/>public static function message($errorName)</text:p>
      <text:p text:style-name="P31"><text:tab/>{</text:p>
      <text:p text:style-name="P31"><text:tab/><text:tab/>if (is_numeric($errorName) &amp;&amp; </text:p>
      <text:p text:style-name="P31"><text:s text:c="17"/>array_key_exists($errorName, static::$errorMessage))</text:p>
      <text:p text:style-name="P31"><text:tab/><text:tab/>{</text:p>
      <text:p text:style-name="P31"><text:tab/><text:tab/><text:tab/>return static::$errorMessage[$errorName];</text:p>
      <text:p text:style-name="P31"><text:tab/><text:tab/>}</text:p>
      <text:p text:style-name="P31"/>
      <text:p text:style-name="P31"><text:tab/><text:tab/>if (! array_key_exists($errorName, static::$errors))</text:p>
      <text:p text:style-name="P31"><text:tab/><text:tab/>{</text:p>
      <text:p text:style-name="P31"><text:tab/><text:tab/><text:tab/>return sprintf("Unknown error name: %s", $errorName);</text:p>
      <text:p text:style-name="P31"><text:tab/><text:tab/>}</text:p>
      <text:p text:style-name="P31"/>
      <text:p text:style-name="P31"><text:tab/><text:tab/>return static::$errorMessage[static::$errors[$errorName]];</text:p>
      <text:p text:style-name="P31"><text:tab/>}</text:p>
      <text:p text:style-name="P31"/>
      <text:p text:style-name="P31"><text:tab/>/**</text:p>
      <text:p text:style-name="P31"><text:tab/> * code</text:p>
      <text:p text:style-name="P31"><text:tab/> *</text:p>
      <text:p text:style-name="P31"><text:tab/> * get error code from the error name, or error name from the error code</text:p>
      <text:p text:style-name="P31"><text:tab/> * @param <text:s/>string $errorName = registered error name or code</text:p>
      <text:p text:style-name="P31"><text:tab/> * @return string|integer $error = error name, error code or null if not found</text:p>
      <text:p text:style-name="P31"><text:tab/> */</text:p>
      <text:p text:style-name="P31"><text:tab/>public static function code($errorName)</text:p>
      <text:p text:style-name="P31"><text:tab/>{</text:p>
      <text:p text:style-name="P31"><text:tab/><text:tab/>if (is_numeric($errorName) &amp;&amp; </text:p>
      <text:p text:style-name="P31"><text:tab/><text:tab/> <text:s text:c="3"/>($key = array_search($errorName, static::$errors)))</text:p>
      <text:p text:style-name="P31"><text:tab/><text:tab/>{</text:p>
      <text:p text:style-name="P31"><text:tab/><text:tab/><text:tab/>return $key;</text:p>
      <text:p text:style-name="P31"><text:tab/><text:tab/>}</text:p>
      <text:p text:style-name="P31"/>
      <text:p text:style-name="P31"><text:tab/><text:tab/>if (! array_key_exists($errorName, static::$errors))</text:p>
      <text:p text:style-name="P31"><text:tab/><text:tab/>{</text:p>
      <text:p text:style-name="P31"><text:tab/><text:tab/><text:tab/>return null;</text:p>
      <text:p text:style-name="P31"><text:tab/><text:tab/>}</text:p>
      <text:p text:style-name="P31"/>
      <text:p text:style-name="P31"><text:tab/><text:tab/>return static::$errors[$errorName];</text:p>
      <text:p text:style-name="P31"><text:tab/>}</text:p>
      <text:p text:style-name="P31"/>
      <text:p text:style-name="P31"><text:tab/>/**</text:p>
      <text:p text:style-name="P31"><text:tab/> * nextError</text:p>
      <text:p text:style-name="P31"><text:tab/> *</text:p>
      <text:p text:style-name="P31"><text:tab/> * get the next error number</text:p>
      <text:p text:style-name="P31"><text:tab/> * @return integer $nextError = next error number</text:p>
      <text:p text:style-name="P31"><text:tab/> */</text:p>
      <text:p text:style-name="P31"><text:tab/>public static function nextError()</text:p>
      <text:p text:style-name="P31"><text:tab/>{</text:p>
      <text:p text:style-name="P31"><text:tab/><text:tab/>return static::$nextError;</text:p>
      <text:p text:style-name="P31"><text:soft-page-break/><text:tab/>}</text:p>
      <text:p text:style-name="P31"/>
      <text:p text:style-name="P31">}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>
      <style:text-properties fo:color="#0000ff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10:37:07</meta:creation-date>
    <dc:date>2012-05-20T07:52:22</dc:date>
    <dc:creator>Jay </dc:creator>
    <meta:editing-duration>PT05H55M39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7" meta:paragraph-count="250" meta:word-count="1558" meta:character-count="10106"/>
  </office:meta>
</office:document-meta>
</file>